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E4066801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penDocument Reader<text:line-break/>loves Chromecast</text:p>
          </draw:text-box>
        </draw:frame>
        <draw:frame draw:style-name="gr1" draw:text-style-name="P1" draw:layer="layout" svg:width="12.179cm" svg:height="12.179cm" svg:x="7.909cm" svg:y="4.913cm" presentation:class="graphic">
          <draw:image xlink:href="Pictures/100002010000020000000200E406680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fucking awesome</text:p>
              </text:list-item>
              <text:list-item>
                <text:p>and more…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Taschauer</meta:initial-creator>
    <meta:creation-date>2013-08-25T10:52:35</meta:creation-date>
    <dc:date>2013-08-25T10:55:43</dc:date>
    <dc:creator>Thomas Taschauer</dc:creator>
    <meta:editing-duration>P0D</meta:editing-duration>
    <meta:editing-cycles>1</meta:editing-cycles>
    <meta:document-statistic meta:object-count="29"/>
    <meta:generator>LibreOffice/4.0.2.2$Linux_X86_64 LibreOffice_project/400m0$Build-2</meta:generator>
  </office:meta>
</office:document-meta>
</file>